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3.2917in"/>
    </style:style>
    <style:style style:name="Table1.B" style:family="table-column">
      <style:table-column-properties style:column-width="3.3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188in" fo:margin-left="0.2125in" table:align="left"/>
    </style:style>
    <style:style style:name="Table2.A" style:family="table-column">
      <style:table-column-properties style:column-width="3.25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708in" fo:margin-left="0.1917in" table:align="left"/>
    </style:style>
    <style:style style:name="Table3.A" style:family="table-column">
      <style:table-column-properties style:column-width="1.625in"/>
    </style:style>
    <style:style style:name="Table3.B" style:family="table-column">
      <style:table-column-properties style:column-width="2.9375in"/>
    </style:style>
    <style:style style:name="Table3.C" style:family="table-column">
      <style:table-column-properties style:column-width="1.308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style:style>
    <style:style style:name="P2" style:family="paragraph" style:parent-style-name="Text_20_body">
      <style:text-properties officeooo:rsid="001e0319" officeooo:paragraph-rsid="001e0319"/>
    </style:style>
    <style:style style:name="P3" style:family="paragraph" style:parent-style-name="Text_20_body">
      <style:text-properties officeooo:rsid="001f80c2" officeooo:paragraph-rsid="001f80c2"/>
    </style:style>
    <style:style style:name="P4" style:family="paragraph" style:parent-style-name="Text_20_body">
      <style:text-properties officeooo:rsid="002260ea" officeooo:paragraph-rsid="002260ea"/>
    </style:style>
    <style:style style:name="P5" style:family="paragraph" style:parent-style-name="Text_20_body">
      <style:text-properties officeooo:rsid="00282f8a" officeooo:paragraph-rsid="00282f8a"/>
    </style:style>
    <style:style style:name="P6" style:family="paragraph" style:parent-style-name="Text_20_body">
      <style:text-properties officeooo:rsid="002990a9" officeooo:paragraph-rsid="002990a9"/>
    </style:style>
    <style:style style:name="P7" style:family="paragraph" style:parent-style-name="Text_20_body">
      <style:text-properties officeooo:rsid="001edb92" officeooo:paragraph-rsid="001edb92"/>
    </style:style>
    <style:style style:name="P8"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9" style:family="paragraph" style:parent-style-name="Text_20_body">
      <style:text-properties fo:font-style="normal" fo:font-weight="normal" officeooo:rsid="002e9387" officeooo:paragraph-rsid="002990a9" style:font-style-asian="normal" style:font-weight-asian="normal" style:font-style-complex="normal" style:font-weight-complex="normal"/>
    </style:style>
    <style:style style:name="P10" style:family="paragraph" style:parent-style-name="Text_20_body">
      <style:text-properties fo:font-style="normal" fo:font-weight="normal" officeooo:rsid="002990a9" officeooo:paragraph-rsid="002990a9" style:font-style-asian="normal" style:font-weight-asian="normal" style:font-style-complex="normal" style:font-weight-complex="normal"/>
    </style:style>
    <style:style style:name="P11" style:family="paragraph" style:parent-style-name="Text_20_body">
      <style:text-properties officeooo:rsid="002e4a74" officeooo:paragraph-rsid="002e4a74"/>
    </style:style>
    <style:style style:name="P12" style:family="paragraph" style:parent-style-name="Text_20_body">
      <style:text-properties officeooo:paragraph-rsid="002f3a2b"/>
    </style:style>
    <style:style style:name="P13" style:family="paragraph" style:parent-style-name="Text_20_body">
      <style:paragraph-properties fo:break-before="page"/>
      <style:text-properties officeooo:rsid="001edb92" officeooo:paragraph-rsid="001f80c2"/>
    </style:style>
    <style:style style:name="P14" style:family="paragraph" style:parent-style-name="Text_20_body">
      <style:paragraph-properties fo:break-before="page"/>
      <style:text-properties officeooo:rsid="001e0319" officeooo:paragraph-rsid="001e0319"/>
    </style:style>
    <style:style style:name="P15" style:family="paragraph" style:parent-style-name="Title">
      <style:text-properties officeooo:rsid="001e0319" officeooo:paragraph-rsid="001e0319"/>
    </style:style>
    <style:style style:name="P16" style:family="paragraph" style:parent-style-name="Drawing">
      <style:text-properties officeooo:rsid="001f80c2" officeooo:paragraph-rsid="001f80c2"/>
    </style:style>
    <style:style style:name="P17" style:family="paragraph" style:parent-style-name="Drawing">
      <style:text-properties officeooo:rsid="001f80c2" officeooo:paragraph-rsid="002260ea"/>
    </style:style>
    <style:style style:name="P18" style:family="paragraph" style:parent-style-name="Drawing">
      <style:text-properties officeooo:rsid="001f80c2" officeooo:paragraph-rsid="002990a9"/>
    </style:style>
    <style:style style:name="P19" style:family="paragraph" style:parent-style-name="Frame_20_contents">
      <style:text-properties officeooo:rsid="00337e04" officeooo:paragraph-rsid="00337e04"/>
    </style:style>
    <style:style style:name="P20" style:family="paragraph" style:parent-style-name="Table_20_Contents">
      <style:text-properties officeooo:rsid="0020933f" officeooo:paragraph-rsid="0020933f"/>
    </style:style>
    <style:style style:name="P21" style:family="paragraph" style:parent-style-name="Table_20_Contents">
      <style:text-properties fo:font-weight="bold" officeooo:rsid="0020933f" officeooo:paragraph-rsid="0020933f" style:font-weight-asian="bold" style:font-weight-complex="bold"/>
    </style:style>
    <style:style style:name="P22" style:family="paragraph" style:parent-style-name="Table_20_Contents">
      <style:text-properties fo:font-weight="bold" officeooo:rsid="002260ea" officeooo:paragraph-rsid="002260ea" style:font-weight-asian="bold" style:font-weight-complex="bold"/>
    </style:style>
    <style:style style:name="P23" style:family="paragraph" style:parent-style-name="Table_20_Contents">
      <style:text-properties fo:font-weight="bold" officeooo:rsid="002990a9" officeooo:paragraph-rsid="002990a9" style:font-weight-asian="bold" style:font-weight-complex="bold"/>
    </style:style>
    <style:style style:name="P24" style:family="paragraph" style:parent-style-name="Table_20_Contents">
      <style:text-properties officeooo:rsid="002260ea" officeooo:paragraph-rsid="002260ea"/>
    </style:style>
    <style:style style:name="P25" style:family="paragraph" style:parent-style-name="Table_20_Contents">
      <style:text-properties officeooo:rsid="0023b48d" officeooo:paragraph-rsid="0023b48d"/>
    </style:style>
    <style:style style:name="P26" style:family="paragraph" style:parent-style-name="Table_20_Contents">
      <style:text-properties officeooo:rsid="002990a9" officeooo:paragraph-rsid="002990a9"/>
    </style:style>
    <style:style style:name="P27" style:family="paragraph" style:parent-style-name="Table_20_Contents">
      <style:text-properties fo:font-weight="normal" officeooo:rsid="002990a9" officeooo:paragraph-rsid="002990a9" style:font-weight-asian="normal" style:font-weight-complex="normal"/>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Quotations">
      <style:text-properties officeooo:rsid="001e0319" officeooo:paragraph-rsid="0031cd45"/>
    </style:style>
    <style:style style:name="P32" style:family="paragraph" style:parent-style-name="Standard">
      <style:text-properties officeooo:rsid="003a8942" officeooo:paragraph-rsid="003a8942"/>
    </style:style>
    <style:style style:name="P33" style:family="paragraph" style:parent-style-name="Text_20_body" style:list-style-name="L91">
      <style:text-properties officeooo:rsid="001e0319" officeooo:paragraph-rsid="001e0319"/>
    </style:style>
    <style:style style:name="P34" style:family="paragraph" style:parent-style-name="Text_20_body" style:list-style-name="L91">
      <style:text-properties officeooo:rsid="001e0319" officeooo:paragraph-rsid="001edb92"/>
    </style:style>
    <style:style style:name="P35" style:family="paragraph" style:parent-style-name="Text_20_body">
      <style:text-properties officeooo:rsid="002990a9" officeooo:paragraph-rsid="002990a9"/>
    </style:style>
    <style:style style:name="P36" style:family="paragraph" style:parent-style-name="Text_20_body">
      <style:text-properties officeooo:rsid="0038a900" officeooo:paragraph-rsid="0038a900"/>
    </style:style>
    <style:style style:name="P37" style:family="paragraph" style:parent-style-name="Text_20_body" style:list-style-name="L94">
      <style:text-properties officeooo:rsid="0038a900" officeooo:paragraph-rsid="0038a900"/>
    </style:style>
    <style:style style:name="P38" style:family="paragraph" style:parent-style-name="Text_20_body" style:list-style-name="L94">
      <style:text-properties officeooo:rsid="0038a900" officeooo:paragraph-rsid="003a2f12"/>
    </style:style>
    <style:style style:name="P39" style:family="paragraph" style:parent-style-name="Text_20_body" style:list-style-name="L94">
      <style:text-properties officeooo:rsid="0038c570" officeooo:paragraph-rsid="0038c570"/>
    </style:style>
    <style:style style:name="P40" style:family="paragraph" style:parent-style-name="Text_20_body" style:list-style-name="L94">
      <style:text-properties officeooo:rsid="0038c570" officeooo:paragraph-rsid="003a2f12"/>
    </style:style>
    <style:style style:name="P41" style:family="paragraph" style:parent-style-name="Text_20_body">
      <style:text-properties officeooo:rsid="0038c570" officeooo:paragraph-rsid="0038c570"/>
    </style:style>
    <style:style style:name="P42" style:family="paragraph" style:parent-style-name="Text_20_body" style:list-style-name="L95">
      <style:text-properties officeooo:rsid="0038c570" officeooo:paragraph-rsid="0038c570"/>
    </style:style>
    <style:style style:name="P43" style:family="paragraph" style:parent-style-name="Text_20_body" style:list-style-name="L95">
      <style:text-properties officeooo:rsid="0038c570" officeooo:paragraph-rsid="0038d218"/>
    </style:style>
    <style:style style:name="P44" style:family="paragraph" style:parent-style-name="Text_20_body">
      <style:text-properties officeooo:rsid="0038c570" officeooo:paragraph-rsid="0038d218"/>
    </style:style>
    <style:style style:name="P45" style:family="paragraph" style:parent-style-name="Text_20_body">
      <style:text-properties officeooo:rsid="0038d218" officeooo:paragraph-rsid="0038d218"/>
    </style:style>
    <style:style style:name="P46" style:family="paragraph" style:parent-style-name="Text_20_body" style:list-style-name="L95">
      <style:text-properties officeooo:rsid="0038d218" officeooo:paragraph-rsid="0038d218"/>
    </style:style>
    <style:style style:name="P47" style:family="paragraph" style:parent-style-name="Text_20_body" style:list-style-name="L96">
      <style:text-properties officeooo:rsid="003a2f12" officeooo:paragraph-rsid="003a2f12"/>
    </style:style>
    <style:style style:name="P48" style:family="paragraph" style:parent-style-name="Text_20_body">
      <style:text-properties officeooo:rsid="003a2f12" officeooo:paragraph-rsid="003a2f12"/>
    </style:style>
    <style:style style:name="P49" style:family="paragraph" style:parent-style-name="Text_20_body" style:list-style-name="L97">
      <style:text-properties officeooo:rsid="003a2f12" officeooo:paragraph-rsid="003a2f12"/>
    </style:style>
    <style:style style:name="P50" style:family="paragraph" style:parent-style-name="Text_20_body">
      <style:text-properties officeooo:rsid="003a8942" officeooo:paragraph-rsid="003a8942"/>
    </style:style>
    <style:style style:name="P51" style:family="paragraph" style:parent-style-name="Quotations">
      <style:text-properties officeooo:rsid="0038c570" officeooo:paragraph-rsid="0038c570"/>
    </style:style>
    <style:style style:name="P52" style:family="paragraph" style:parent-style-name="Quotations">
      <style:text-properties style:font-name="Courier 10 Pitch" officeooo:rsid="0038c570" officeooo:paragraph-rsid="0038d218"/>
    </style:style>
    <style:style style:name="P53" style:family="paragraph" style:parent-style-name="Quotations">
      <style:text-properties style:font-name="Courier 10 Pitch" officeooo:rsid="0038c570" officeooo:paragraph-rsid="003a2f12"/>
    </style:style>
    <style:style style:name="P54" style:family="paragraph" style:parent-style-name="Heading_20_1" style:list-style-name=""/>
    <style:style style:name="P55" style:family="paragraph" style:parent-style-name="Heading_20_1">
      <style:text-properties officeooo:rsid="00282f8a" officeooo:paragraph-rsid="00282f8a"/>
    </style:style>
    <style:style style:name="P56" style:family="paragraph" style:parent-style-name="Heading_20_1">
      <style:paragraph-properties fo:break-before="page"/>
    </style:style>
    <style:style style:name="P57" style:family="paragraph" style:parent-style-name="Heading_20_2">
      <style:text-properties officeooo:rsid="00282f8a" officeooo:paragraph-rsid="00282f8a"/>
    </style:style>
    <style:style style:name="P58" style:family="paragraph" style:parent-style-name="Heading_20_2">
      <style:paragraph-properties fo:break-before="page"/>
      <style:text-properties officeooo:rsid="00218c21" officeooo:paragraph-rsid="00218c21"/>
    </style:style>
    <style:style style:name="P59"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60" style:family="paragraph" style:parent-style-name="Heading_20_3">
      <style:text-properties officeooo:rsid="0038c570" officeooo:paragraph-rsid="0038c570"/>
    </style:style>
    <style:style style:name="P61" style:family="paragraph" style:parent-style-name="Heading_20_3">
      <style:text-properties officeooo:rsid="0038d218" officeooo:paragraph-rsid="0038d218"/>
    </style:style>
    <style:style style:name="P62" style:family="paragraph" style:parent-style-name="Heading_20_3">
      <style:text-properties officeooo:rsid="003a2f12" officeooo:paragraph-rsid="003a2f12"/>
    </style:style>
    <style:style style:name="P63" style:family="paragraph" style:parent-style-name="Heading_20_3">
      <style:text-properties officeooo:rsid="003a8942" officeooo:paragraph-rsid="003a8942"/>
    </style:style>
    <style:style style:name="P64" style:family="paragraph" style:parent-style-name="Heading_20_3">
      <style:paragraph-properties fo:break-before="page"/>
      <style:text-properties officeooo:rsid="002990a9" officeooo:paragraph-rsid="002990a9"/>
    </style:style>
    <style:style style:name="P65" style:family="paragraph" style:parent-style-name="Drawing">
      <style:text-properties officeooo:rsid="001f80c2" officeooo:paragraph-rsid="0038a900"/>
    </style:style>
    <style:style style:name="P66" style:family="paragraph" style:parent-style-name="Preformatted_20_Text">
      <style:paragraph-properties fo:margin-left="0.4925in" fo:margin-right="0in" fo:text-indent="0in" style:auto-text-indent="false" fo:background-color="#ffffff">
        <style:background-image/>
      </style:paragraph-properties>
      <style:text-properties fo:color="#000000"/>
    </style:style>
    <style:style style:name="P67" style:family="paragraph" style:parent-style-name="Preformatted_20_Text">
      <style:paragraph-properties fo:margin-left="0.4925in" fo:margin-right="0in" fo:text-indent="0in" style:auto-text-indent="false" fo:background-color="#ffffff">
        <style:background-image/>
      </style:paragraph-properties>
      <style:text-properties fo:color="#000000" style:font-name="DejaVu Sans Mono" fo:font-size="9pt"/>
    </style:style>
    <style:style style:name="P68" style:family="paragraph" style:parent-style-name="Preformatted_20_Text">
      <style:paragraph-properties fo:margin-left="0.4925in" fo:margin-right="0in" fo:margin-top="0in" fo:margin-bottom="0.1965in" loext:contextual-spacing="false" fo:text-indent="0in" style:auto-text-indent="false" fo:background-color="#ffffff">
        <style:background-image/>
      </style:paragraph-properties>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f80c2"/>
    </style:style>
    <style:style style:name="T3" style:family="text">
      <style:text-properties officeooo:rsid="0020933f"/>
    </style:style>
    <style:style style:name="T4" style:family="text">
      <style:text-properties officeooo:rsid="0020b0d4"/>
    </style:style>
    <style:style style:name="T5" style:family="text">
      <style:text-properties officeooo:rsid="002260ea"/>
    </style:style>
    <style:style style:name="T6" style:family="text">
      <style:text-properties officeooo:rsid="00241935"/>
    </style:style>
    <style:style style:name="T7" style:family="text">
      <style:text-properties officeooo:rsid="0026d184"/>
    </style:style>
    <style:style style:name="T8" style:family="text">
      <style:text-properties officeooo:rsid="002990a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337e04" style:font-style-asian="italic" style:font-weight-asian="bold" style:font-style-complex="italic" style:font-weight-complex="bold"/>
    </style:style>
    <style:style style:name="T11" style:family="text">
      <style:text-properties fo:font-style="italic" fo:font-weight="bold" officeooo:rsid="0038a900" style:font-style-asian="italic" style:font-weight-asian="bold" style:font-style-complex="italic" style:font-weight-complex="bold"/>
    </style:style>
    <style:style style:name="T12" style:family="text">
      <style:text-properties fo:font-style="italic" fo:font-weight="bold" officeooo:rsid="0038d218"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260ea" style:font-style-asian="normal" style:font-weight-asian="normal" style:font-style-complex="normal" style:font-weight-complex="normal"/>
    </style:style>
    <style:style style:name="T17" style:family="text">
      <style:text-properties fo:font-style="normal" fo:font-weight="normal" officeooo:rsid="002990a9" style:font-style-asian="normal" style:font-weight-asian="normal" style:font-style-complex="normal" style:font-weight-complex="normal"/>
    </style:style>
    <style:style style:name="T18" style:family="text">
      <style:text-properties fo:font-style="normal" fo:font-weight="normal" officeooo:rsid="002b52b9" style:font-style-asian="normal" style:font-weight-asian="normal" style:font-style-complex="normal" style:font-weight-complex="normal"/>
    </style:style>
    <style:style style:name="T19" style:family="text">
      <style:text-properties fo:font-style="normal" fo:font-weight="normal" officeooo:rsid="002e4a74" style:font-style-asian="normal" style:font-weight-asian="normal" style:font-style-complex="normal" style:font-weight-complex="normal"/>
    </style:style>
    <style:style style:name="T20" style:family="text">
      <style:text-properties fo:font-style="normal" fo:font-weight="normal" officeooo:rsid="002e9387" style:font-style-asian="normal" style:font-weight-asian="normal" style:font-style-complex="normal" style:font-weight-complex="normal"/>
    </style:style>
    <style:style style:name="T21" style:family="text">
      <style:text-properties fo:font-style="normal" fo:font-weight="normal" officeooo:rsid="001f80c2" style:font-style-asian="normal" style:font-weight-asian="normal" style:font-style-complex="normal" style:font-weight-complex="normal"/>
    </style:style>
    <style:style style:name="T22" style:family="text">
      <style:text-properties fo:font-style="normal" fo:font-weight="normal" officeooo:rsid="00309d33" style:font-style-asian="normal" style:font-weight-asian="normal" style:font-style-complex="normal" style:font-weight-complex="normal"/>
    </style:style>
    <style:style style:name="T23" style:family="text">
      <style:text-properties fo:font-style="normal" fo:font-weight="normal" officeooo:rsid="00337e04" style:font-style-asian="normal" style:font-weight-asian="normal" style:font-style-complex="normal" style:font-weight-complex="normal"/>
    </style:style>
    <style:style style:name="T24" style:family="text">
      <style:text-properties fo:font-style="normal" fo:font-weight="normal" officeooo:rsid="0036f922" style:font-style-asian="normal" style:font-weight-asian="normal" style:font-style-complex="normal" style:font-weight-complex="normal"/>
    </style:style>
    <style:style style:name="T25" style:family="text">
      <style:text-properties fo:font-style="normal" fo:font-weight="normal" officeooo:rsid="0037e519" style:font-style-asian="normal" style:font-weight-asian="normal" style:font-style-complex="normal" style:font-weight-complex="normal"/>
    </style:style>
    <style:style style:name="T26" style:family="text">
      <style:text-properties fo:font-style="normal" fo:font-weight="normal" officeooo:rsid="0038a900" style:font-style-asian="normal" style:font-weight-asian="normal" style:font-style-complex="normal" style:font-weight-complex="normal"/>
    </style:style>
    <style:style style:name="T27" style:family="text">
      <style:text-properties fo:font-style="normal" fo:font-weight="normal" officeooo:rsid="0038c570" style:font-style-asian="normal" style:font-weight-asian="normal" style:font-style-complex="normal" style:font-weight-complex="normal"/>
    </style:style>
    <style:style style:name="T28" style:family="text">
      <style:text-properties fo:font-style="normal" fo:font-weight="normal" officeooo:rsid="0038d218" style:font-style-asian="normal" style:font-weight-asian="normal" style:font-style-complex="normal" style:font-weight-complex="normal"/>
    </style:style>
    <style:style style:name="T29" style:family="text">
      <style:text-properties fo:font-style="normal" fo:font-weight="normal" officeooo:rsid="003a2f12" style:font-style-asian="normal" style:font-weight-asian="normal" style:font-style-complex="normal" style:font-weight-complex="normal"/>
    </style:style>
    <style:style style:name="T30" style:family="text">
      <style:text-properties fo:font-style="normal" fo:font-weight="normal" officeooo:rsid="003a8942"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38a900" style:font-style-asian="normal" style:font-weight-asian="bold" style:font-style-complex="normal" style:font-weight-complex="bold"/>
    </style:style>
    <style:style style:name="T33" style:family="text">
      <style:text-properties fo:font-style="normal" fo:font-weight="bold" officeooo:rsid="0038d218" style:font-style-asian="normal" style:font-weight-asian="bold" style:font-style-complex="normal" style:font-weight-complex="bold"/>
    </style:style>
    <style:style style:name="T34" style:family="text">
      <style:text-properties officeooo:rsid="0031cd45"/>
    </style:style>
    <style:style style:name="T35" style:family="text">
      <style:text-properties officeooo:rsid="003468b8"/>
    </style:style>
    <style:style style:name="T36" style:family="text">
      <style:text-properties officeooo:rsid="0038a900"/>
    </style:style>
    <style:style style:name="T37" style:family="text">
      <style:text-properties style:font-name="Courier 10 Pitch" fo:font-style="normal" fo:font-weight="normal" style:font-style-asian="normal" style:font-weight-asian="normal" style:font-style-complex="normal" style:font-weight-complex="normal"/>
    </style:style>
    <style:style style:name="T38" style:family="text">
      <style:text-properties style:font-name="Courier 10 Pitch" fo:font-style="normal" fo:font-weight="normal" officeooo:rsid="0038d218" style:font-style-asian="normal" style:font-weight-asian="normal" style:font-style-complex="normal" style:font-weight-complex="normal"/>
    </style:style>
    <style:style style:name="T39" style:family="text">
      <style:text-properties officeooo:rsid="003a8942"/>
    </style:style>
    <style:style style:name="T40" style:family="text">
      <style:text-properties style:font-name="DejaVu Sans Mono" fo:font-size="9pt"/>
    </style:style>
    <style:style style:name="T41" style:family="text">
      <style:text-properties fo:color="#000000"/>
    </style:style>
    <style:style style:name="T42" style:family="text">
      <style:text-properties fo:color="#000000" style:font-name="DejaVu Sans Mono" fo:font-size="9pt"/>
    </style:style>
    <style:style style:name="T43" style:family="text">
      <style:text-properties fo:color="#000000" style:font-name="DejaVu Sans Mono" fo:font-size="9pt" officeooo:rsid="003a8942"/>
    </style:style>
    <style:style style:name="T44" style:family="text">
      <style:text-properties fo:color="#000000" style:font-name="DejaVu Sans Mono" fo:font-size="9pt" fo:font-style="normal" fo:font-weight="normal" officeooo:rsid="003a8942" style:font-style-asian="normal" style:font-weight-asian="normal" style:font-style-complex="normal" style:font-weight-complex="normal"/>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hadow="#808080 0.0701in 0.0701in" draw:shadow-opacity="100%"/>
    </style:style>
    <style:style style:name="fr2"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fr3" style:family="graphic" style:parent-style-name="Frame">
      <style:graphic-properties style:vertical-pos="top" style:vertical-rel="paragraph-content" style:horizontal-pos="center" style:horizontal-rel="paragraph"/>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list-style-name="L98">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9016in" fo:min-width="2.3028in" fo:padding-top="0.0492in" fo:padding-bottom="0.0492in" fo:padding-left="0.0984in" fo:padding-right="0.0984in" draw:shadow="hidden" draw:shadow-offset-x="0.0783in" draw:shadow-offset-y="0.0783in" draw:shadow-color="#808080" style:run-through="foreground"/>
    </style:style>
    <style:style style:name="gr19" style:family="graphic" style:list-style-name="L99">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5516in" fo:min-width="2.5528in" fo:padding-top="0.0492in" fo:padding-bottom="0.0492in" fo:padding-left="0.0984in" fo:padding-right="0.0984in" draw:shadow="hidden" draw:shadow-offset-x="0.0783in" draw:shadow-offset-y="0.0783in" draw:shadow-color="#808080" style:run-through="foreground"/>
    </style:style>
    <style:style style:name="gr20" style:family="graphic" style:list-style-name="L100">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0.7035in" fo:padding-top="0.0492in" fo:padding-bottom="0.0492in" fo:padding-left="0.0984in" fo:padding-right="0.0984in" draw:shadow="hidden" draw:shadow-offset-x="0.0783in" draw:shadow-offset-y="0.0783in" draw:shadow-color="#808080" style:run-through="foreground"/>
    </style:style>
    <style:style style:name="gr21" style:family="graphic" style:list-style-name="L10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22"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756in" fo:padding-top="0.0492in" fo:padding-bottom="0.0492in" fo:padding-left="0.0984in" fo:padding-right="0.0984in" draw:shadow="hidden" draw:shadow-offset-x="0.0783in" draw:shadow-offset-y="0.0783in" draw:shadow-color="#808080" style:run-through="foreground"/>
    </style:style>
    <style:style style:name="gr27" style:family="graphic" style:list-style-name="L10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10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109">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3972in" fo:min-width="0.9in" fo:padding-top="0.0492in" fo:padding-bottom="0.0492in" fo:padding-left="0.0984in" fo:padding-right="0.0984in" draw:shadow="hidden" draw:shadow-offset-x="0.0783in" draw:shadow-offset-y="0.0783in" draw:shadow-color="#808080" style:run-through="foreground"/>
    </style:style>
    <style:style style:name="gr30"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Qpid Dispatch Router <text:span text:style-name="T35">(QDR)<text:line-break/></text:span>Access Policy</text:p>
      <text:p text:style-name="P2"/>
      <text:p text:style-name="P2"/>
      <text:p text:style-name="P2"/>
      <text:p text:style-name="P2"/>
      <text:p text:style-name="P31">#<text:line-break/># Licensed to the Apache Software Foundation (ASF) under one<text:line-break/><text:span text:style-name="T34">#</text:span> or more contributor license agreements. <text:s/>See the NOTICE file<text:line-break/># distributed with this work for additional information<text:line-break/># regarding copyright ownership. <text:s/>The ASF licenses this file<text:line-break/># to you under the Apache License, Version 2.0 (the<text:line-break/># "License"); you may not use this file except in compliance<text:line-break/># with the License. <text:s/>You may obtain a copy of the License at<text:line-break/>#<text:line-break/># <text:s text:c="2"/><text:a xlink:type="simple" xlink:href="http://www.apache.org/licenses/LICENSE-2.0" text:style-name="Internet_20_link" text:visited-style-name="Visited_20_Internet_20_Link">http://www.apache.org/licenses/LICENSE-2.0</text:a><text:line-break/>#<text:line-break/># Unless required by applicable law or agreed to in writing,<text:line-break/># software distributed under the License is distributed on an<text:line-break/># "AS IS" BASIS, WITHOUT WARRANTIES OR CONDITIONS OF ANY<text:line-break/># KIND, either express or implied. <text:s/>See the License for the<text:line-break/># specific language governing permissions and limitations<text:line-break/># under the License<text:line-break/>#</text:p>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109_638938436" text:style-name="Index_20_Link" text:visited-style-name="Index_20_Link">Introduction<text:tab/>2</text:a></text:p>
          <text:p text:style-name="P30"><text:a xlink:type="simple" xlink:href="#__RefHeading__113_638938436" text:style-name="Index_20_Link" text:visited-style-name="Index_20_Link">Connection Limits<text:tab/>2</text:a></text:p>
          <text:p text:style-name="P30"><text:a xlink:type="simple" xlink:href="#__RefHeading__119_638938436" text:style-name="Index_20_Link" text:visited-style-name="Index_20_Link">Resource Limits<text:tab/>4</text:a></text:p>
          <text:p text:style-name="P29"><text:a xlink:type="simple" xlink:href="#__RefHeading__123_638938436" text:style-name="Index_20_Link" text:visited-style-name="Index_20_Link">Policy Enforcement<text:tab/>5</text:a></text:p>
          <text:p text:style-name="P30"><text:a xlink:type="simple" xlink:href="#__RefHeading__125_638938436" text:style-name="Index_20_Link" text:visited-style-name="Index_20_Link">Total Connection Limit<text:tab/>5</text:a></text:p>
          <text:p text:style-name="P30"><text:a xlink:type="simple" xlink:href="#__RefHeading__127_638938436" text:style-name="Index_20_Link" text:visited-style-name="Index_20_Link">Application Resource Limits<text:tab/>5</text:a></text:p>
          <text:p text:style-name="P28"><text:a xlink:type="simple" xlink:href="#__RefHeading__129_638938436" text:style-name="Index_20_Link" text:visited-style-name="Index_20_Link">Connection Approval<text:tab/>6</text:a></text:p>
          <text:p text:style-name="P28"><text:a xlink:type="simple" xlink:href="#__RefHeading__413_694763526" text:style-name="Index_20_Link" text:visited-style-name="Index_20_Link">Resource Limits<text:tab/>7</text:a></text:p>
        </text:index-body>
      </text:table-of-content>
      <text:p text:style-name="P2"/>
      <text:h text:style-name="P54" text:outline-level="1"/>
      <text:h text:style-name="P56" text:outline-level="1"><text:bookmark-start text:name="__RefHeading__109_638938436"/>Introduction<text:bookmark-end text:name="__RefHeading__109_638938436"/></text:h>
      <text:p text:style-name="P1">Qpid Dispatch Router (QDR) access policy (Policy) is an optional authorization mechanism enforcing</text:p>
      <text:list xml:id="list7047627950385604258" text:style-name="L91">
        <text:list-item>
          <text:p text:style-name="P33"><text:span text:style-name="T1">Per-router total and p</text:span>er-application user connection limits.</text:p>
        </text:list-item>
        <text:list-item>
          <text:p text:style-name="P34">Per-user, per-application resource limits.</text:p>
        </text:list-item>
      </text:list>
      <text:h text:style-name="Heading_20_2" text:outline-level="2"><text:bookmark-start text:name="__RefHeading__113_638938436"/>Connection Limits<text:bookmark-end text:name="__RefHeading__113_638938436"/></text:h>
      <text:p text:style-name="P7">Policy enforces a total connection limit.</text:p>
      <text:p text:style-name="P16"><draw:frame draw:style-name="fr1" draw:name="Frame1" text:anchor-type="paragraph" svg:width="5.8783in" draw:z-index="0"><draw:text-box fo:min-height="4.122in"><text:p text:style-name="Frame_20_contents"><draw:g text:anchor-type="paragraph" draw:z-index="1" draw:style-name="gr1"><draw:custom-shape draw:style-name="gr2" draw:text-style-name="P70" svg:width="2.6504in" svg:height="3.5504in" svg:x="2.9in" svg:y="0.3043in"><text:p text:style-name="P69"><text:span text:style-name="T45">Qpid Dispatch Router</text:span></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draw:enhanced-geometry svg:viewBox="0 0 21600 21600" draw:type="rectangle" draw:enhanced-path="M 0 0 L 21600 0 21600 21600 0 21600 0 0 Z N"/></draw:custom-shape><draw:custom-shape draw:style-name="gr3" draw:text-style-name="P70" svg:width="1.5004in" svg:height="0.5004in" svg:x="2.25in" svg:y="1.3543in"><text:p text:style-name="P69"><text:span text:style-name="T45">Connector</text:span></text:p><draw:enhanced-geometry svg:viewBox="0 0 21600 21600" draw:type="rectangle" draw:enhanced-path="M 0 0 L 21600 0 21600 21600 0 21600 0 0 Z N"/></draw:custom-shape><draw:custom-shape draw:style-name="gr3" draw:text-style-name="P71" svg:width="1.5004in" svg:height="0.5004in" svg:x="2.25in" svg:y="2.0543in"><text:p text:style-name="P69"><text:span text:style-name="T46">Listener</text:span></text:p><text:p text:style-name="P69"><text:span text:style-name="T47">port 20001</text:span></text:p><draw:enhanced-geometry svg:viewBox="0 0 21600 21600" draw:type="rectangle" draw:enhanced-path="M 0 0 L 21600 0 21600 21600 0 21600 0 0 Z N"/></draw:custom-shape><draw:custom-shape draw:style-name="gr3" draw:text-style-name="P71" svg:width="1.5004in" svg:height="0.5004in" svg:x="2.25in" svg:y="1.3543in"><text:p text:style-name="P69"><text:span text:style-name="T46">Listener</text:span></text:p><text:p text:style-name="P69"><text:span text:style-name="T47">port 20000</text:span></text:p><draw:enhanced-geometry svg:viewBox="0 0 21600 21600" draw:type="rectangle" draw:enhanced-path="M 0 0 L 21600 0 21600 21600 0 21600 0 0 Z N"/></draw:custom-shape><draw:custom-shape draw:style-name="gr3" draw:text-style-name="P71" svg:width="1.5004in" svg:height="0.5004in" svg:x="2.25in" svg:y="2.7543in"><text:p text:style-name="P69"><text:span text:style-name="T46">Listener</text:span></text:p><text:p text:style-name="P69"><text:span text:style-name="T47">port 20002</text:span></text:p><draw:enhanced-geometry svg:viewBox="0 0 21600 21600" draw:type="rectangle" draw:enhanced-path="M 0 0 L 21600 0 21600 21600 0 21600 0 0 Z N"/></draw:custom-shape><draw:g draw:style-name="gr4"><draw:custom-shape draw:style-name="gr5" draw:text-style-name="P70"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0.4in" svg:y1="1.3543in" svg:x2="0.4in" svg:y2="1.5543in"><text:p/></draw:line><draw:line draw:style-name="gr6" draw:text-style-name="P70" svg:x1="0.5in" svg:y1="1.7043in" svg:x2="0.4in" svg:y2="1.5543in"><text:p/></draw:line><draw:line draw:style-name="gr6" draw:text-style-name="P70" svg:x1="0.3in" svg:y1="1.7043in" svg:x2="0.4in" svg:y2="1.5543in"><text:p/></draw:line><draw:line draw:style-name="gr6" draw:text-style-name="P70" svg:x1="0.3in" svg:y1="1.4043in" svg:x2="0.5in" svg:y2="1.4043in"><text:p/></draw:line></draw:g><draw:frame draw:style-name="gr7" draw:text-style-name="P73" svg:width="0.6504in" svg:height="0.2594in" svg:x="0.15in" svg:y="1.7543in"><draw:text-box><text:p text:style-name="P72"><text:span text:style-name="T47">Alice</text:span></text:p></draw:text-box></draw:frame><draw:g draw:style-name="gr4"><draw:custom-shape draw:style-name="gr5" draw:text-style-name="P70"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0.4in" svg:y1="2.5004in" svg:x2="0.4in" svg:y2="2.7004in"><text:p/></draw:line><draw:line draw:style-name="gr6" draw:text-style-name="P70" svg:x1="0.5in" svg:y1="2.8504in" svg:x2="0.4in" svg:y2="2.7004in"><text:p/></draw:line><draw:line draw:style-name="gr6" draw:text-style-name="P70" svg:x1="0.3in" svg:y1="2.8504in" svg:x2="0.4in" svg:y2="2.7004in"><text:p/></draw:line><draw:line draw:style-name="gr6" draw:text-style-name="P70" svg:x1="0.3in" svg:y1="2.5504in" svg:x2="0.5in" svg:y2="2.5504in"><text:p/></draw:line></draw:g><draw:frame draw:style-name="gr7" draw:text-style-name="P73" svg:width="0.6504in" svg:height="0.2594in" svg:x="0.1in" svg:y="2.9008in"><draw:text-box><text:p text:style-name="P72"><text:span text:style-name="T47">Bob</text:span></text:p></draw:text-box></draw:frame><draw:frame draw:style-name="gr8" draw:text-style-name="P74" svg:width="0.9504in" svg:height="0.3232in" svg:x="0in" svg:y="3.3543in"><draw:text-box><text:p text:style-name="P72"><text:span text:style-name="T48">Users</text:span></text:p></draw:text-box></draw:frame><draw:frame draw:style-name="gr9" draw:text-style-name="P75" svg:width="1.3004in" svg:height="0.7705in" svg:x="0.75in" svg:y="0in"><draw:text-box><text:p text:style-name="P69"><text:span text:style-name="T48">Total</text:span></text:p><text:p text:style-name="P69"><text:span text:style-name="T48">Connection</text:span></text:p><text:p text:style-name="P69"><text:span text:style-name="T48">Limit</text:span></text:p></draw:text-box></draw:frame><draw:line draw:style-name="gr10" draw:text-style-name="P70" svg:x1="0.75in" svg:y1="1.3543in" svg:x2="2.25in" svg:y2="1.5543in"><text:p/></draw:line><draw:line draw:style-name="gr10" draw:text-style-name="P70" svg:x1="0.75in" svg:y1="1.5043in" svg:x2="2.25in" svg:y2="2.2043in"><text:p/></draw:line><draw:line draw:style-name="gr10" draw:text-style-name="P70" svg:x1="0.8in" svg:y1="2.5043in" svg:x2="2.25in" svg:y2="2.3043in"><text:p/></draw:line><draw:line draw:style-name="gr10" draw:text-style-name="P70" svg:x1="0.8in" svg:y1="2.6543in" svg:x2="2.25in" svg:y2="2.8543in"><text:p/></draw:line><draw:line draw:style-name="gr10" draw:text-style-name="P70" svg:x1="0.8in" svg:y1="2.7543in" svg:x2="2.25in" svg:y2="2.9543in"><text:p/></draw:line><draw:line draw:style-name="gr10" draw:text-style-name="P70" svg:x1="0.8in" svg:y1="2.8543in" svg:x2="2.25in" svg:y2="3.0543in"><text:p/></draw:line><draw:line draw:style-name="gr11" draw:text-style-name="P70" svg:x1="1.4in" svg:y1="0.7543in" svg:x2="1.45in" svg:y2="3.6043in"><text:p/></draw:line></draw:g></text:p></draw:text-box></draw:frame>Figure 1 – Policy Total Connection Limit</text:p>
      <text:p text:style-name="P3"/>
      <text:p text:style-name="P3">The Total Connection Limit enforces a maximum number of user connections to the QDR service connectors. This limit protects against file descriptor resource exhaustion.</text:p>
      <text:p text:style-name="P3"/>
      <text:p text:style-name="P13">Policy enforces <text:span text:style-name="T2">per-application </text:span>connection limit<text:span text:style-name="T3">s</text:span>.</text:p>
      <text:p text:style-name="P16"><draw:frame draw:style-name="fr1" draw:name="Frame2" text:anchor-type="paragraph" svg:width="6.8173in" draw:z-index="2"><draw:text-box fo:min-height="4.9437in"><text:p text:style-name="Frame_20_contents"/></draw:text-box></draw:frame><draw:g text:anchor-type="paragraph" draw:z-index="5" draw:style-name="gr1"><draw:custom-shape draw:style-name="gr12" draw:text-style-name="P70" svg:width="3.5004in" svg:height="3.5504in" svg:x="2.4118in" svg:y="0.4484in"><text:p text:style-name="P69"><text:span text:style-name="T45">Qpid Dispatch Router</text:span></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text:p text:style-name="P69"><text:span text:style-name="T45"/></text:p><draw:enhanced-geometry svg:viewBox="0 0 21600 21600" draw:type="rectangle" draw:enhanced-path="M 0 0 L 21600 0 21600 21600 0 21600 0 0 Z N"/></draw:custom-shape><draw:custom-shape draw:style-name="gr3" draw:text-style-name="P70" svg:width="1.5004in" svg:height="0.5004in" svg:x="1.7618in" svg:y="1.4984in"><text:p text:style-name="P69"><text:span text:style-name="T45">Connector</text:span></text:p><draw:enhanced-geometry svg:viewBox="0 0 21600 21600" draw:type="rectangle" draw:enhanced-path="M 0 0 L 21600 0 21600 21600 0 21600 0 0 Z N"/></draw:custom-shape><draw:custom-shape draw:style-name="gr3" draw:text-style-name="P70" svg:width="1.5004in" svg:height="0.5004in" svg:x="1.7618in" svg:y="2.1984in"><text:p text:style-name="P69"><text:span text:style-name="T46">Listener</text:span></text:p><text:p text:style-name="P69"><text:span text:style-name="T47">port 20001</text:span></text:p><draw:enhanced-geometry svg:viewBox="0 0 21600 21600" draw:type="rectangle" draw:enhanced-path="M 0 0 L 21600 0 21600 21600 0 21600 0 0 Z N"/></draw:custom-shape><draw:custom-shape draw:style-name="gr3" draw:text-style-name="P70" svg:width="1.5004in" svg:height="0.5004in" svg:x="1.7618in" svg:y="1.4984in"><text:p text:style-name="P69"><text:span text:style-name="T46">Listener</text:span></text:p><text:p text:style-name="P69"><text:span text:style-name="T47">port 20000</text:span></text:p><draw:enhanced-geometry svg:viewBox="0 0 21600 21600" draw:type="rectangle" draw:enhanced-path="M 0 0 L 21600 0 21600 21600 0 21600 0 0 Z N"/></draw:custom-shape><draw:custom-shape draw:style-name="gr3" draw:text-style-name="P70" svg:width="1.5004in" svg:height="0.5004in" svg:x="1.7618in" svg:y="2.8984in"><text:p text:style-name="P69"><text:span text:style-name="T46">Listener</text:span></text:p><text:p text:style-name="P69"><text:span text:style-name="T47">port 20002</text:span></text:p><draw:enhanced-geometry svg:viewBox="0 0 21600 21600" draw:type="rectangle" draw:enhanced-path="M 0 0 L 21600 0 21600 21600 0 21600 0 0 Z N"/></draw:custom-shape><draw:g draw:style-name="gr4"><draw:custom-shape draw:style-name="gr5" draw:text-style-name="P70" svg:width="0.2004in" svg:height="0.2004in" svg:x="0.8626in" svg:y="1.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0.9626in" svg:y1="1.4988in" svg:x2="0.9626in" svg:y2="1.6988in"><text:p/></draw:line><draw:line draw:style-name="gr6" draw:text-style-name="P70" svg:x1="1.0626in" svg:y1="1.8488in" svg:x2="0.9626in" svg:y2="1.6988in"><text:p/></draw:line><draw:line draw:style-name="gr6" draw:text-style-name="P70" svg:x1="0.8626in" svg:y1="1.8488in" svg:x2="0.9626in" svg:y2="1.6988in"><text:p/></draw:line><draw:line draw:style-name="gr6" draw:text-style-name="P70" svg:x1="0.8626in" svg:y1="1.5488in" svg:x2="1.0626in" svg:y2="1.5488in"><text:p/></draw:line></draw:g><draw:frame draw:style-name="gr7" draw:text-style-name="P73" svg:width="0.6504in" svg:height="0.2594in" svg:x="0.7126in" svg:y="1.8984in"><draw:text-box><text:p text:style-name="P72"><text:span text:style-name="T47">Alice</text:span></text:p></draw:text-box></draw:frame><draw:g draw:style-name="gr4"><draw:custom-shape draw:style-name="gr5" draw:text-style-name="P70" svg:width="0.2004in" svg:height="0.2004in" svg:x="0.8626in" svg:y="2.4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0.9626in" svg:y1="2.6441in" svg:x2="0.9626in" svg:y2="2.8441in"><text:p/></draw:line><draw:line draw:style-name="gr6" draw:text-style-name="P70" svg:x1="1.0626in" svg:y1="2.9941in" svg:x2="0.9626in" svg:y2="2.8441in"><text:p/></draw:line><draw:line draw:style-name="gr6" draw:text-style-name="P70" svg:x1="0.8626in" svg:y1="2.9941in" svg:x2="0.9626in" svg:y2="2.8441in"><text:p/></draw:line><draw:line draw:style-name="gr6" draw:text-style-name="P70" svg:x1="0.8626in" svg:y1="2.6941in" svg:x2="1.0626in" svg:y2="2.6941in"><text:p/></draw:line></draw:g><draw:frame draw:style-name="gr7" draw:text-style-name="P73" svg:width="0.6504in" svg:height="0.2594in" svg:x="0.6626in" svg:y="3.0437in"><draw:text-box><text:p text:style-name="P72"><text:span text:style-name="T47">Bob</text:span></text:p></draw:text-box></draw:frame><draw:frame draw:style-name="gr8" draw:text-style-name="P74" svg:width="0.9504in" svg:height="0.3232in" svg:x="0.5626in" svg:y="3.4984in"><draw:text-box><text:p text:style-name="P72"><text:span text:style-name="T48">Users</text:span></text:p></draw:text-box></draw:frame><draw:line draw:style-name="gr10" draw:text-style-name="P70" svg:x1="1.3126in" svg:y1="1.6488in" svg:x2="1.7622in" svg:y2="2.2988in"><text:p/></draw:line><draw:line draw:style-name="gr10" draw:text-style-name="P70" svg:x1="1.3626in" svg:y1="2.6488in" svg:x2="1.7622in" svg:y2="2.3488in"><text:p/></draw:line><draw:line draw:style-name="gr11" draw:text-style-name="P70" svg:x1="3.7622in" svg:y1="2.0988in" svg:x2="3.7622in" svg:y2="4.1988in"><text:p/></draw:line><draw:custom-shape draw:style-name="gr13" draw:text-style-name="P70" svg:width="1.5004in" svg:height="1.1004in" svg:x="4.3618in" svg:y="1.8984in"><text:p text:style-name="P69"><text:span text:style-name="T45">Application</text:span></text:p><draw:enhanced-geometry svg:viewBox="0 0 21600 21600" draw:type="rectangle" draw:enhanced-path="M 0 0 L 21600 0 21600 21600 0 21600 0 0 Z N"/></draw:custom-shape><draw:line draw:style-name="gr10" draw:text-style-name="P70" svg:x1="3.2622in" svg:y1="2.2988in" svg:x2="4.3622in" svg:y2="2.2988in"><text:p/></draw:line><draw:line draw:style-name="gr10" draw:text-style-name="P70" svg:x1="3.2626in" svg:y1="2.5488in" svg:x2="4.3622in" svg:y2="2.5488in"><text:p/></draw:line><draw:frame draw:style-name="gr9" draw:text-style-name="P75" svg:width="1.3004in" svg:height="0.7705in" svg:x="3.1118in" svg:y="4.2484in"><draw:text-box><text:p text:style-name="P69"><text:span text:style-name="T48">Application</text:span></text:p><text:p text:style-name="P69"><text:span text:style-name="T48">Connection</text:span></text:p><text:p text:style-name="P69"><text:span text:style-name="T48">Limits</text:span></text:p></draw:text-box></draw:frame></draw:g>Figure 2 – Policy Application Connection Limit<text:span text:style-name="T4">s</text:span></text:p>
      <text:p text:style-name="P3"/>
      <text:p text:style-name="P3">The <text:span text:style-name="T3">Application</text:span> Connection Limit<text:span text:style-name="T3">s</text:span> enforce a maximum number of user connections that the QDR will allow to a given application. <text:span text:style-name="T3">Several limits may be specified.</text:span></text:p>
      <table:table table:name="Table1" table:style-name="Table1">
        <table:table-column table:style-name="Table1.A"/>
        <table:table-column table:style-name="Table1.B"/>
        <table:table-row>
          <table:table-cell table:style-name="Table1.A1" office:value-type="string">
            <text:p text:style-name="P21"><text:span text:style-name="T7">Application Connection </text:span>Limit</text:p>
          </table:table-cell>
          <table:table-cell table:style-name="Table1.B1" office:value-type="string">
            <text:p text:style-name="P21">Enforces</text:p>
          </table:table-cell>
        </table:table-row>
        <table:table-row>
          <table:table-cell table:style-name="Table1.A2" office:value-type="string">
            <text:p text:style-name="P20">maximumConnections</text:p>
          </table:table-cell>
          <table:table-cell table:style-name="Table1.B2" office:value-type="string">
            <text:p text:style-name="P20">The total number of connections allowed regardless of source.</text:p>
          </table:table-cell>
        </table:table-row>
        <table:table-row>
          <table:table-cell table:style-name="Table1.A2" office:value-type="string">
            <text:p text:style-name="P20">maximumConnectionsPerUser</text:p>
          </table:table-cell>
          <table:table-cell table:style-name="Table1.B2" office:value-type="string">
            <text:p text:style-name="P20">The total number of connections allowed for a given <text:span text:style-name="T4">authenticated </text:span><text:s/>user regardless of which remote host the user is connecting from.</text:p>
          </table:table-cell>
        </table:table-row>
        <table:table-row>
          <table:table-cell table:style-name="Table1.A2" office:value-type="string">
            <text:p text:style-name="P20">maximumConnectionsPerHost</text:p>
          </table:table-cell>
          <table:table-cell table:style-name="Table1.B2" office:value-type="string">
            <text:p text:style-name="P20">The total number of connections allowed from a remote host regardless of which user is originating the connection.</text:p>
          </table:table-cell>
        </table:table-row>
      </table:table>
      <text:p text:style-name="P17"><text:span text:style-name="T5">Table 1</text:span> – Policy Application Connection Limit<text:span text:style-name="T4">s</text:span></text:p>
      <text:h text:style-name="P58" text:outline-level="2"><text:bookmark-start text:name="__RefHeading__119_638938436"/>Resource Limits<text:bookmark-end text:name="__RefHeading__119_638938436"/></text:h>
      <text:p text:style-name="P4">If an authenticated user is allowed to connect to an application then the connection is subject to further restrictions. </text:p>
      <table:table table:name="Table2" table:style-name="Table2">
        <table:table-column table:style-name="Table2.A"/>
        <table:table-column table:style-name="Table2.B"/>
        <table:table-row>
          <table:table-cell table:style-name="Table2.A1" office:value-type="string">
            <text:p text:style-name="P22"><text:span text:style-name="T7">Application Resource </text:span>Limit</text:p>
          </table:table-cell>
          <table:table-cell table:style-name="Table2.B1" office:value-type="string">
            <text:p text:style-name="P22">Enforces</text:p>
          </table:table-cell>
        </table:table-row>
        <table:table-row>
          <table:table-cell table:style-name="Table2.A2" office:value-type="string">
            <text:p text:style-name="P24">maxFrameSize</text:p>
          </table:table-cell>
          <table:table-cell table:style-name="Table2.B2" office:value-type="string">
            <text:p text:style-name="P24">Largest frame that may be sent on this connection. (AMQP Open, max-frame-size)</text:p>
          </table:table-cell>
        </table:table-row>
        <table:table-row>
          <table:table-cell table:style-name="Table2.A2" office:value-type="string">
            <text:p text:style-name="P24">maxMessageSize</text:p>
          </table:table-cell>
          <table:table-cell table:style-name="Table2.B2" office:value-type="string">
            <text:p text:style-name="P24">Largest message size supported by links created on this connection. (AMQP Attach, max-message-size)</text:p>
          </table:table-cell>
        </table:table-row>
        <table:table-row>
          <table:table-cell table:style-name="Table2.A2" office:value-type="string">
            <text:p text:style-name="P24"><text:span text:style-name="T6">m</text:span>axSessionWindow</text:p>
          </table:table-cell>
          <table:table-cell table:style-name="Table2.B2" office:value-type="string">
            <text:p text:style-name="P24">Largest incoming and outgoing window for sessions created on this connection. (AMQP Begin, incoming-window, outgoing-window)</text:p>
          </table:table-cell>
        </table:table-row>
        <table:table-row>
          <table:table-cell table:style-name="Table2.A2" office:value-type="string">
            <text:p text:style-name="P24"><text:span text:style-name="T6">m</text:span>axSessions</text:p>
          </table:table-cell>
          <table:table-cell table:style-name="Table2.B2" office:value-type="string">
            <text:p text:style-name="P24">Maximum number of sessions that may be created on this connection. (AMQP Open, channel-max)</text:p>
          </table:table-cell>
        </table:table-row>
        <table:table-row>
          <table:table-cell table:style-name="Table2.A2" office:value-type="string">
            <text:p text:style-name="P24"><text:span text:style-name="T6">m</text:span>axSenders</text:p>
          </table:table-cell>
          <table:table-cell table:style-name="Table2.B2" office:value-type="string">
            <text:p text:style-name="P25">Maximum number of sending links that may be created on this connection.</text:p>
          </table:table-cell>
        </table:table-row>
        <table:table-row>
          <table:table-cell table:style-name="Table2.A2" office:value-type="string">
            <text:p text:style-name="P25"><text:span text:style-name="T6">m</text:span>axReceivers</text:p>
          </table:table-cell>
          <table:table-cell table:style-name="Table2.B2" office:value-type="string">
            <text:p text:style-name="P25">Maximum number of receiving links that may be created on this connection.</text:p>
          </table:table-cell>
        </table:table-row>
        <table:table-row>
          <table:table-cell table:style-name="Table2.A2" office:value-type="string">
            <text:p text:style-name="P25"><text:span text:style-name="T6">a</text:span>llowDynamicSrc</text:p>
          </table:table-cell>
          <table:table-cell table:style-name="Table2.B2" office:value-type="string">
            <text:p text:style-name="P25">This connection is allowed to use the dynamic link source feature.</text:p>
          </table:table-cell>
        </table:table-row>
        <table:table-row>
          <table:table-cell table:style-name="Table2.A2" office:value-type="string">
            <text:p text:style-name="P25"><text:span text:style-name="T6">a</text:span>llowAnonymousSender</text:p>
          </table:table-cell>
          <table:table-cell table:style-name="Table2.B2" office:value-type="string">
            <text:p text:style-name="P25">This connection is allowed to use the Anonymous Sender feature.</text:p>
          </table:table-cell>
        </table:table-row>
        <table:table-row>
          <table:table-cell table:style-name="Table2.A2" office:value-type="string">
            <text:p text:style-name="P25"><text:span text:style-name="T6">s</text:span>ources</text:p>
          </table:table-cell>
          <table:table-cell table:style-name="Table2.B2" office:value-type="string">
            <text:p text:style-name="P25">List of Source addresses allowed when creating receiving links.</text:p>
          </table:table-cell>
        </table:table-row>
        <table:table-row>
          <table:table-cell table:style-name="Table2.A2" office:value-type="string">
            <text:p text:style-name="P25"><text:span text:style-name="T6">t</text:span>argets</text:p>
          </table:table-cell>
          <table:table-cell table:style-name="Table2.B2" office:value-type="string">
            <text:p text:style-name="P25">List of Target addresses allowed when creating sending links.</text:p>
          </table:table-cell>
        </table:table-row>
      </table:table>
      <text:p text:style-name="P17"><text:span text:style-name="T5">Table 2</text:span> – Policy Applicatio<text:span text:style-name="T5">n Resource Limits</text:span></text:p>
      <text:h text:style-name="P55" text:outline-level="1"><text:bookmark-start text:name="__RefHeading__123_638938436"/>Policy <text:span text:style-name="T39">Definition</text:span><text:bookmark-end text:name="__RefHeading__123_638938436"/></text:h>
      <text:h text:style-name="P57" text:outline-level="2"><text:bookmark-start text:name="__RefHeading__125_638938436"/>Total Connection Limit<text:bookmark-end text:name="__RefHeading__125_638938436"/></text:h>
      <text:p text:style-name="P5">The total connection limit is enforced at a low level in QDR when a TCP socket is being opened. The same limit value applies to all user connections from any remote host. If the total connection limit is reached then the socket is simply closed.</text:p>
      <text:p text:style-name="P5">Note that the total connection limit applies only to incoming user network connections. The limit does not apply to outbound connections created by QDR nor to inter-router connections.</text:p>
      <text:h text:style-name="P57" text:outline-level="2"><text:bookmark-start text:name="__RefHeading__127_638938436"/><text:soft-page-break/>Application Resource Limits<text:bookmark-end text:name="__RefHeading__127_638938436"/></text:h>
      <text:p text:style-name="P5">Application resource limits are applied later in the AMQP protocol processing starting with the reception of an AMQP Open performative. <text:span text:style-name="T8">The following illustration shows an incoming connection.</text:span></text:p>
      <text:p text:style-name="P65"><draw:frame draw:style-name="fr3" draw:name="Frame3" text:anchor-type="paragraph" svg:width="6.5063in" draw:z-index="8"><draw:text-box fo:min-height="2.4465in"><text:p text:style-name="Frame_20_contents"/></draw:text-box></draw:frame><draw:g text:anchor-type="paragraph" draw:z-index="9" draw:style-name="gr17"><draw:custom-shape draw:style-name="gr18" draw:text-style-name="P70" svg:width="2.5004in" svg:height="2.0004in" svg:x="0.5508in" svg:y="0.3673in"><text:p text:style-name="P69"><text:span text:style-name="T49"/></text:p><text:p text:style-name="P69"><text:span text:style-name="T45"/></text:p><text:p text:style-name="P69"><text:span text:style-name="T45"/></text:p><text:p text:style-name="P69"><text:span text:style-name="T45"/></text:p><text:p text:style-name="P69"><text:span text:style-name="T45"/></text:p><text:p text:style-name="P69"><text:span text:style-name="T45"/></text:p><draw:enhanced-geometry svg:viewBox="0 0 21600 21600" draw:type="rectangle" draw:enhanced-path="M 0 0 L 21600 0 21600 21600 0 21600 0 0 Z N"/></draw:custom-shape><draw:custom-shape draw:style-name="gr19" draw:text-style-name="P70" svg:width="2.7504in" svg:height="1.6504in" svg:x="3.6508in" svg:y="0.5173in"><text:p text:style-name="P69"><text:span text:style-name="T45">Qpid Dispatch Router</text:span></text:p><text:p text:style-name="P69"><text:span text:style-name="T47">10.10.1.1</text:span></text:p><text:p text:style-name="P69"><text:span text:style-name="T45"/></text:p><text:p text:style-name="P69"><text:span text:style-name="T45"/></text:p><text:p text:style-name="P69"><text:span text:style-name="T45"/></text:p><text:p text:style-name="P69"><text:span text:style-name="T45"/></text:p><draw:enhanced-geometry svg:viewBox="0 0 21600 21600" draw:type="rectangle" draw:enhanced-path="M 0 0 L 21600 0 21600 21600 0 21600 0 0 Z N"/></draw:custom-shape><draw:custom-shape draw:style-name="gr20" draw:text-style-name="P70" svg:width="0.9012in" svg:height="0.5004in" svg:x="3.5008in" svg:y="1.1173in"><text:p text:style-name="P69"><text:span text:style-name="T46">Listener</text:span></text:p><text:p text:style-name="P69"><text:span text:style-name="T47">port 20001</text:span></text:p><draw:enhanced-geometry svg:viewBox="0 0 21600 21600" draw:type="rectangle" draw:enhanced-path="M 0 0 L 21600 0 21600 21600 0 21600 0 0 Z N"/></draw:custom-shape><draw:g draw:style-name="gr4"><draw:custom-shape draw:style-name="gr21" draw:text-style-name="P70" svg:width="0.2004in" svg:height="0.2004in" svg:x="1.7008in" svg:y="0.9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0" svg:x1="1.8004in" svg:y1="1.1169in" svg:x2="1.8004in" svg:y2="1.3169in"><text:p/></draw:line><draw:line draw:style-name="gr23" draw:text-style-name="P70" svg:x1="1.9004in" svg:y1="1.4669in" svg:x2="1.8004in" svg:y2="1.3169in"><text:p/></draw:line><draw:line draw:style-name="gr24" draw:text-style-name="P70" svg:x1="1.7004in" svg:y1="1.4669in" svg:x2="1.8004in" svg:y2="1.3169in"><text:p/></draw:line><draw:line draw:style-name="gr25" draw:text-style-name="P70" svg:x1="1.7004in" svg:y1="1.1669in" svg:x2="1.9004in" svg:y2="1.1669in"><text:p/></draw:line></draw:g><draw:frame draw:style-name="gr26" draw:text-style-name="P76" svg:width="2.4004in" svg:height="0.898in" svg:x="0.6008in" svg:y="1.5173in"><draw:text-box><text:p text:style-name="P69"><text:span text:style-name="T49">Alice</text:span></text:p><text:p text:style-name="P69"><text:span text:style-name="T49"/></text:p><text:p text:style-name="P69"><text:span text:style-name="T47">Remote Host: <text:s text:c="7"/></text:span><text:span text:style-name="T49">example.com</text:span></text:p><text:p text:style-name="P69"><text:span text:style-name="T47">QDR URL: <text:s text:c="12"/></text:span><text:span text:style-name="T49">app1:20001</text:span></text:p><text:p text:style-name="P69"><text:span text:style-name="T47">Target Application: </text:span><text:span text:style-name="T49">app1</text:span></text:p></draw:text-box></draw:frame><draw:line draw:style-name="gr27" draw:text-style-name="P70" svg:x1="3.0504in" svg:y1="1.3665in" svg:x2="3.4996in" svg:y2="1.3669in"><text:p/></draw:line><draw:line draw:style-name="gr28" draw:text-style-name="P70" svg:x1="4.4008in" svg:y1="1.3673in" svg:x2="4.7504in" svg:y2="1.3669in"><text:p/></draw:line><draw:custom-shape draw:style-name="gr29" draw:text-style-name="P76" svg:width="1.5504in" svg:height="0.7004in" svg:x="4.7508in" svg:y="1.0173in"><text:p text:style-name="P69"><text:span text:style-name="T47">AMQP Open</text:span></text:p><text:p text:style-name="P69"><text:span text:style-name="T47">Receiv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 draw:text-style-name="P76" svg:width="2.4004in" svg:height="0.3504in" svg:x="0.6008in" svg:y="0.5173in"><draw:text-box><text:p text:style-name="P69"><text:span text:style-name="T47">User Connection Creation</text:span></text:p></draw:text-box></draw:frame></draw:g>Figure <text:span text:style-name="T8">3</text:span> – <text:span text:style-name="T35">User </text:span>Connec<text:span text:style-name="T8">tion Creation</text:span></text:p>
      <text:p text:style-name="P6"/>
      <text:p text:style-name="P6">In this example remote user <text:span text:style-name="T9">Alice</text:span><text:span text:style-name="T15"> on system example.com (</text:span><text:span text:style-name="T9">93.184.216.34</text:span><text:span text:style-name="T15">) <text:s/>opens a connection to the Qpid Dispatch Router at URL </text:span><text:span text:style-name="T32">app1</text:span><text:span text:style-name="T31">:20001</text:span><text:span text:style-name="T15">. </text:span><text:span text:style-name="T26">Dns translates the host name 'app1' to 10.10.1.1 to reach the router. </text:span><text:span text:style-name="T23">The hostname field of the AMQP Open, in this case </text:span><text:span text:style-name="T11">a</text:span><text:span text:style-name="T10">pp1</text:span><text:span text:style-name="T23">, <text:s/>identifies the application targeted by this connection. </text:span><text:span text:style-name="T15">When QDR receives the AMQP Open the following information is known:</text:span></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23">Open Received</text:p>
          </table:table-cell>
          <table:table-cell table:style-name="Table3.A1" office:value-type="string">
            <text:p text:style-name="P23">Value Source</text:p>
          </table:table-cell>
          <table:table-cell table:style-name="Table3.C1" office:value-type="string">
            <text:p text:style-name="P23">Value</text:p>
          </table:table-cell>
        </table:table-row>
        <table:table-row>
          <table:table-cell table:style-name="Table3.A2" office:value-type="string">
            <text:p text:style-name="P26">Remote Host</text:p>
          </table:table-cell>
          <table:table-cell table:style-name="Table3.A2" office:value-type="string">
            <text:p text:style-name="P27">TCP socket peer</text:p>
          </table:table-cell>
          <table:table-cell table:style-name="Table3.C2" office:value-type="string">
            <text:p text:style-name="P23">93.184.216.34</text:p>
          </table:table-cell>
        </table:table-row>
        <table:table-row>
          <table:table-cell table:style-name="Table3.A2" office:value-type="string">
            <text:p text:style-name="P26">Authenticated User</text:p>
          </table:table-cell>
          <table:table-cell table:style-name="Table3.A2" office:value-type="string">
            <text:p text:style-name="P27">SASL user name</text:p>
          </table:table-cell>
          <table:table-cell table:style-name="Table3.C2" office:value-type="string">
            <text:p text:style-name="P23">Alice</text:p>
          </table:table-cell>
        </table:table-row>
        <table:table-row>
          <table:table-cell table:style-name="Table3.A2" office:value-type="string">
            <text:p text:style-name="P26">QDR Application</text:p>
          </table:table-cell>
          <table:table-cell table:style-name="Table3.A2" office:value-type="string">
            <text:p text:style-name="P27">AMQP Open hostname field</text:p>
          </table:table-cell>
          <table:table-cell table:style-name="Table3.C2" office:value-type="string">
            <text:p text:style-name="P23"><text:span text:style-name="T36">a</text:span>pp1</text:p>
          </table:table-cell>
        </table:table-row>
      </table:table>
      <text:p text:style-name="P18"><text:span text:style-name="T16">Table </text:span><text:span text:style-name="T17">3</text:span><text:span text:style-name="T15"> – </text:span><text:span text:style-name="T17">AMQP Open Received information known by QDR</text:span></text:p>
      <text:p text:style-name="P10"/>
      <text:p text:style-name="P36"><text:span text:style-name="T15">QDR defines a policy scoped to the application. In this case there is a rule set for application </text:span><text:span text:style-name="T31">app1</text:span><text:span text:style-name="T15">. The policy defines:</text:span></text:p>
      <text:list xml:id="list7820198791135321148" text:style-name="L94">
        <text:list-item>
          <text:p text:style-name="P37"><text:span text:style-name="T15">User group mappings.</text:span></text:p>
        </text:list-item>
        <text:list-item>
          <text:p text:style-name="P39"><text:span text:style-name="T15">Ingress host definitions and user group ingress host policy.</text:span></text:p>
        </text:list-item>
        <text:list-item>
          <text:p text:style-name="P38"><text:span text:style-name="T15">Application connection limits described above.</text:span></text:p>
        </text:list-item>
        <text:list-item>
          <text:p text:style-name="P40"><text:span text:style-name="T15">User group resource limits described above.</text:span></text:p>
        </text:list-item>
      </text:list>
      <text:p text:style-name="P6"><text:span text:style-name="T15">Application Resource Limits are enforced in </text:span><text:span text:style-name="T27">several stages.</text:span></text:p>
      <text:h text:style-name="P60" text:outline-level="3"><text:soft-page-break/><text:span text:style-name="T15">User Group Assignment</text:span></text:h>
      <text:p text:style-name="P41"><text:span text:style-name="T15">QDR configuration for user group assignment consists of a </text:span><text:span text:style-name="T9">userGroups</text:span><text:span text:style-name="T14"> </text:span><text:span text:style-name="T15">dictionary where </text:span><text:span text:style-name="T28">the</text:span><text:span text:style-name="T15"> key is the </text:span><text:span text:style-name="T30">user </text:span><text:span text:style-name="T15">group name and the value is the list of authenticated user names </text:span><text:span text:style-name="T30">in that group</text:span><text:span text:style-name="T15">. For instance:</text:span></text:p>
      <text:p text:style-name="P51"><text:span text:style-name="T37">userGroups[“admins”] = “Alice, bob, harry”<text:line-break/></text:span><text:span text:style-name="T38">userGroups[“users”] <text:s/>= “user1, user2, user3”</text:span></text:p>
      <text:p text:style-name="P44"><text:span text:style-name="T28">When user </text:span><text:span text:style-name="T12">Alice</text:span><text:span text:style-name="T28"> connects she is assigned to the </text:span><text:span text:style-name="T12">admins</text:span><text:span text:style-name="T33"> </text:span><text:span text:style-name="T28">user group.</text:span></text:p>
      <text:list xml:id="list5394836370258116202" text:style-name="L95">
        <text:list-item>
          <text:p text:style-name="P43"><text:span text:style-name="T15">A user may be in only one group.</text:span></text:p>
        </text:list-item>
        <text:list-item>
          <text:p text:style-name="P46"><text:span text:style-name="T15">Users in a user group are subject to Host Ingress policy rules.</text:span></text:p>
        </text:list-item>
        <text:list-item>
          <text:p text:style-name="P42"><text:span text:style-name="T15">Users who are not in any group are assigned to the group </text:span><text:span text:style-name="T9">default</text:span><text:span text:style-name="T15">. A configuration boolean </text:span><text:span text:style-name="T9">connectionAllowDefault</text:span><text:span text:style-name="T15"> controls whether uses in the default group are allowed to connect. </text:span><text:span text:style-name="T28">If so then these users are not subjected to Host Ingress policy rules.</text:span></text:p>
        </text:list-item>
      </text:list>
      <text:h text:style-name="P61" text:outline-level="3"><text:span text:style-name="T15">Host Ingress Rules</text:span></text:h>
      <text:p text:style-name="P45"><text:span text:style-name="T15">QDR configuration defines groups of network hosts and which user group users are allowed to connect from those hosts. These are effectively white lists of hosts that limit user connections. The configuration defines two tables to effect ingress checks. </text:span></text:p>
      <text:p text:style-name="P45"><text:span text:style-name="T15">Table </text:span><text:span text:style-name="T9">ingressHostGroups</text:span><text:span text:style-name="T31"> </text:span><text:span text:style-name="T15">is a dictionary where the key is an ingress host group name and the value is a list of IP hosts in that group.</text:span></text:p>
      <text:p text:style-name="P52"><text:span text:style-name="T28">ingressHostGroups</text:span><text:span text:style-name="T15">[“</text:span><text:span text:style-name="T28">localhost</text:span><text:span text:style-name="T15">”] = “</text:span><text:span text:style-name="T28">127.0.0.1, ::1</text:span><text:span text:style-name="T15">”<text:line-break/></text:span><text:span text:style-name="T28">ingressHostGroups</text:span><text:span text:style-name="T15">[“</text:span><text:span text:style-name="T28">Ten18</text:span><text:span text:style-name="T15">”] <text:s text:c="4"/>= “</text:span><text:span text:style-name="T28">10.18.0.0-10.18.255.255</text:span><text:span text:style-name="T15">”<text:line-break/></text:span><text:span text:style-name="T28">ingressHostGroups</text:span><text:span text:style-name="T15">[“</text:span><text:span text:style-name="T28">social</text:span><text:span text:style-name="T15">”] <text:s text:c="3"/>= “</text:span><text:span text:style-name="T29">example</text:span><text:span text:style-name="T28">.com</text:span><text:span text:style-name="T15">”</text:span></text:p>
      <text:p text:style-name="P45"><text:span text:style-name="T15">A user connecting from 10.18.33.145 would be in the </text:span><text:span text:style-name="T9">Ten18</text:span><text:span text:style-name="T15"> ingress host group.</text:span></text:p>
      <text:list xml:id="list8930193147972732935" text:style-name="L96">
        <text:list-item>
          <text:p text:style-name="P47"><text:span text:style-name="T15">Numeric host IP addresses may be IPv4 or IPv6.</text:span></text:p>
        </text:list-item>
        <text:list-item>
          <text:p text:style-name="P47"><text:span text:style-name="T15">Host ranges are two numeric addresses of the same family separated by a hyphen. Do not mix IPv4 and IPv6 addresses in a range.</text:span></text:p>
        </text:list-item>
      </text:list>
      <text:p text:style-name="P45"><text:span text:style-name="T15">Table </text:span><text:span text:style-name="T9">ingressPolicies</text:span><text:span text:style-name="T15"> is a dictionary where the key is a user group name and the value is a list if ingressHostGroups for those users.</text:span></text:p>
      <text:p text:style-name="P53"><text:span text:style-name="T28">ingress</text:span><text:span text:style-name="T29">Policies</text:span><text:span text:style-name="T15">[“</text:span><text:span text:style-name="T28">admins</text:span><text:span text:style-name="T15">”] = “</text:span><text:span text:style-name="T29">localhost, Ten18</text:span><text:span text:style-name="T15">”<text:line-break/></text:span><text:span text:style-name="T28">ingress</text:span><text:span text:style-name="T29">Policie</text:span><text:span text:style-name="T28">s</text:span><text:span text:style-name="T15">[“</text:span><text:span text:style-name="T29">users</text:span><text:span text:style-name="T15">”] <text:s/>= “</text:span><text:span text:style-name="T29">social</text:span><text:span text:style-name="T15">”</text:span></text:p>
      <text:p text:style-name="P48"><text:span text:style-name="T15">User </text:span><text:span text:style-name="T9">Alice</text:span><text:span text:style-name="T15"> in the user group </text:span><text:span text:style-name="T9">admins</text:span><text:span text:style-name="T15"> must connect from a host in the </text:span><text:span text:style-name="T9">localhost</text:span><text:span text:style-name="T15"> or the </text:span><text:span text:style-name="T9">Ten18</text:span><text:span text:style-name="T15"> ingressHostGroups entry. Similarly user </text:span><text:span text:style-name="T9">user1</text:span><text:span text:style-name="T15"> would be assigned to the user group </text:span><text:span text:style-name="T9">users</text:span><text:span text:style-name="T15"> and constrained to connecting from a host in the </text:span><text:span text:style-name="T9">social</text:span><text:span text:style-name="T15"> ingressHostGroups entry.</text:span></text:p>
      <text:list xml:id="list7736982351611959497" text:style-name="L97">
        <text:list-item>
          <text:p text:style-name="P49"><text:span text:style-name="T15">If a user group has no ingress policy then all connections from that group are allowed.</text:span></text:p>
        </text:list-item>
      </text:list>
      <text:h text:style-name="P62" text:outline-level="3"><text:soft-page-break/><text:span text:style-name="T15">Application Connection Limits</text:span></text:h>
      <text:p text:style-name="P48"><text:span text:style-name="T15">After a user connection passes the group assignment and ingress policy checks it is subjected to application connection limit </text:span><text:span text:style-name="T30">checks. If that passes then the connection is counted and allowed to proceed.</text:span></text:p>
      <text:h text:style-name="P63" text:outline-level="3"><text:span text:style-name="T15">Policy Application Resource Limits</text:span></text:h>
      <text:p text:style-name="P50"><text:span text:style-name="T15">QDR configuration defines resource limits in a </text:span><text:span text:style-name="T9">settings</text:span><text:span text:style-name="T15"> dictionary where the key is the user group name and the value is a dictionary of Policy Application Resource Limits shown in Table 2.</text:span></text:p>
      <text:p text:style-name="P67"><text:span text:style-name="T30">settings[</text:span><text:span text:style-name="T15">"admin"</text:span><text:span text:style-name="T30">] = </text:span><text:span text:style-name="T15">{</text:span></text:p>
      <text:p text:style-name="P66"><text:s text:c="2"/><text:span text:style-name="T40">"maxFrameSize": <text:s text:c="4"/>555555,</text:span></text:p>
      <text:p text:style-name="P66"><text:s text:c="2"/><text:span text:style-name="T40">"maxMessageSize": <text:s text:c="2"/>555555,</text:span></text:p>
      <text:p text:style-name="P66"><text:s text:c="2"/><text:span text:style-name="T40">"maxSessionWindow": 555555,</text:span></text:p>
      <text:p text:style-name="P66"><text:s text:c="2"/><text:span text:style-name="T40">"maxSessions": <text:s text:c="10"/>5,</text:span></text:p>
      <text:p text:style-name="P66"><text:s text:c="2"/><text:span text:style-name="T40">"maxSenders": <text:s text:c="10"/>55,</text:span></text:p>
      <text:p text:style-name="P66"><text:s text:c="2"/><text:span text:style-name="T40">"maxReceivers": <text:s text:c="8"/>55,</text:span></text:p>
      <text:p text:style-name="P66"><text:s text:c="2"/><text:span text:style-name="T40">"allowDynamicSrc": <text:s text:c="5"/>true,</text:span></text:p>
      <text:p text:style-name="P66"><text:s text:c="2"/><text:span text:style-name="T40">"allowAnonymousSender": true,</text:span></text:p>
      <text:p text:style-name="P66"><text:s text:c="2"/><text:span text:style-name="T40">"sources": "public, private, management",</text:span></text:p>
      <text:p text:style-name="P68"><text:span text:style-name="T41"><text:s text:c="2"/></text:span><text:span text:style-name="T42">"targets": "public, private, management"</text:span><text:span text:style-name="T43">}</text:span></text:p>
      <text:p text:style-name="Text_20_body"><text:span text:style-name="T44"/></text:p>
      <text:h text:style-name="P64" text:outline-level="3"><text:bookmark-start text:name="__RefHeading__129_638938436"/><text:span text:style-name="T16">C</text:span><text:span text:style-name="T15">onnection Approval</text:span><text:bookmark-end text:name="__RefHeading__129_638938436"/></text:h>
      <text:p text:style-name="P11"><text:span text:style-name="T17">W</text:span><text:span text:style-name="T15">ith no Policy in place QDR </text:span><text:span text:style-name="T25">returns an</text:span><text:span text:style-name="T15"> AMQP Open </text:span><text:span text:style-name="T25">to the client.</text:span></text:p>
      <text:p text:style-name="Drawing"><draw:frame draw:style-name="fr1" draw:name="Frame4" text:anchor-type="paragraph" svg:width="6.4957in" draw:z-index="3"><draw:text-box fo:min-height="2.4709in"><text:p text:style-name="Frame_20_contents"><draw:g text:anchor-type="paragraph" draw:z-index="6" draw:style-name="gr1"><draw:custom-shape draw:style-name="gr14" draw:text-style-name="P76" svg:width="0.6004in" svg:height="0.5504in" svg:x="1.9898in" svg:y="0.25in"><text:p text:style-name="P69"><text:span text:style-name="T47">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 svg:width="0.6004in" svg:height="0.5504in" svg:x="3.4898in" svg:y="0.25in"><text:p text:style-name="P69"><text:span text:style-name="T47">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2.2894in" svg:y1="0.8in" svg:x2="2.2894in" svg:y2="1.75in"><text:p/></draw:line><draw:line draw:style-name="gr6" draw:text-style-name="P70" svg:x1="3.7894in" svg:y1="0.8in" svg:x2="3.7894in" svg:y2="1.75in"><text:p/></draw:line><draw:line draw:style-name="gr15" draw:text-style-name="P76" svg:x1="2.2894in" svg:y1="1in" svg:x2="3.7894in" svg:y2="1.1in"><text:p text:style-name="P69"><text:span text:style-name="T47">AMQP Open</text:span></text:p><text:p text:style-name="P69"><text:span text:style-name="T47"/></text:p></draw:line><draw:line draw:style-name="gr16" draw:text-style-name="P76" svg:x1="2.2894in" svg:y1="1.45in" svg:x2="3.7894in" svg:y2="1.3in"><text:p text:style-name="P69"><text:span text:style-name="T47">AMQP Open</text:span></text:p><text:p text:style-name="P69"><text:span text:style-name="T47"/></text:p></draw:line></draw:g></text:p></draw:text-box></draw:frame><text:span text:style-name="T15">Figure </text:span><text:span text:style-name="T19">4</text:span><text:span text:style-name="T15"> – </text:span><text:span text:style-name="T19">AMQP Open Forwarding with No Policy Approval</text:span></text:p>
      <text:p text:style-name="P9"/>
      <text:p text:style-name="P6"><text:span text:style-name="T20">With Policy enforcement </text:span><text:span text:style-name="T15">QDR intercepts the AMQP Open and </text:span><text:span text:style-name="T24">queries Policy for approval.</text:span><text:span text:style-name="T18"> </text:span></text:p>
      <text:p text:style-name="P8"><draw:frame draw:style-name="fr2" draw:name="Frame5" text:anchor-type="paragraph" svg:width="6.5728in" draw:z-index="4"><draw:text-box fo:min-height="3.0972in"><text:p text:style-name="P19"><draw:g text:anchor-type="paragraph" draw:z-index="7" draw:style-name="gr1"><draw:custom-shape draw:style-name="gr14" draw:text-style-name="P76" svg:width="0.6004in" svg:height="0.5504in" svg:x="1.4272in" svg:y="0.2083in"><text:p text:style-name="P69"><text:span text:style-name="T47">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 svg:width="0.6004in" svg:height="0.5504in" svg:x="2.9272in" svg:y="0.2083in"><text:p text:style-name="P69"><text:span text:style-name="T47">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1.7268in" svg:y1="0.7583in" svg:x2="1.7268in" svg:y2="2.6583in"><text:p/></draw:line><draw:line draw:style-name="gr6" draw:text-style-name="P70" svg:x1="3.2268in" svg:y1="0.7583in" svg:x2="3.2268in" svg:y2="2.5083in"><text:p/></draw:line><draw:line draw:style-name="gr15" draw:text-style-name="P76" svg:x1="1.7268in" svg:y1="0.8583in" svg:x2="3.2268in" svg:y2="0.9583in"><text:p text:style-name="P69"><text:span text:style-name="T47">AMQP Open</text:span></text:p><text:p text:style-name="P69"><text:span text:style-name="T47"/></text:p></draw:line><draw:custom-shape draw:style-name="gr14" draw:text-style-name="P76" svg:width="0.6004in" svg:height="0.5504in" svg:x="4.3772in" svg:y="0.2083in"><text:p text:style-name="P69"><text:span text:style-name="T47">$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70" svg:x1="4.6768in" svg:y1="0.7583in" svg:x2="4.6768in" svg:y2="2.3083in"><text:p/></draw:line><draw:line draw:style-name="gr15" draw:text-style-name="P76" svg:x1="3.2268in" svg:y1="1.0083in" svg:x2="4.6768in" svg:y2="1.1083in"><text:p text:style-name="P69"><text:span text:style-name="T47">authorize</text:span></text:p><text:p text:style-name="P69"><text:span text:style-name="T47">(host, user, app)</text:span></text:p></draw:line><draw:line draw:style-name="gr16" draw:text-style-name="P76" svg:x1="3.2268in" svg:y1="1.5083in" svg:x2="4.6768in" svg:y2="1.3583in"><text:p text:style-name="P69"><text:span text:style-name="T47">authorize: OK</text:span></text:p><text:p text:style-name="P69"><text:span text:style-name="T47">policy = users</text:span></text:p></draw:line><draw:line draw:style-name="gr15" draw:text-style-name="P76" svg:x1="3.2268in" svg:y1="1.7583in" svg:x2="4.6768in" svg:y2="1.8583in"><text:p text:style-name="P69"><text:span text:style-name="T47">policy lookup</text:span></text:p><text:p text:style-name="P69"><text:span text:style-name="T47">policy = users</text:span></text:p></draw:line><draw:line draw:style-name="gr16" draw:text-style-name="P76" svg:x1="3.2268in" svg:y1="2.2583in" svg:x2="4.6768in" svg:y2="2.1083in"><text:p text:style-name="P69"><text:span text:style-name="T47">Policy data</text:span></text:p><text:p text:style-name="P69"><text:span text:style-name="T47">policy = users</text:span></text:p></draw:line><draw:line draw:style-name="gr16" draw:text-style-name="P76" svg:x1="1.7268in" svg:y1="2.5083in" svg:x2="3.2268in" svg:y2="2.3583in"><text:p text:style-name="P69"><text:span text:style-name="T47">AMQP Open</text:span></text:p><text:p text:style-name="P69"><text:span text:style-name="T47"/></text:p></draw:line></draw:g></text:p></draw:text-box></draw:frame></text:p>
      <text:h text:style-name="P59" text:outline-level="3"/>
      <text:h text:style-name="P59" text:outline-level="3"/>
      <text:h text:style-name="P59" text:outline-level="3"/>
      <text:h text:style-name="P59" text:outline-level="3"/>
      <text:h text:style-name="P59" text:outline-level="3"/>
      <text:p text:style-name="P12"><text:bookmark-start text:name="__RefHeading__131_638938436"/><text:span text:style-name="T21">Figure </text:span><text:span text:style-name="T22">5</text:span><text:span text:style-name="T21"> – </text:span><text:span text:style-name="T19">AMQP Open Forwarding with Policy Approval</text:span><text:bookmark-end text:name="__RefHeading__131_638938436"/></text:p>
      <text:p text:style-name="P32"><text:span text:style-name="T15">The first step is the </text:span><text:span text:style-name="T9">authorize(host, user, app)</text:span><text:span text:style-name="T15"> query to approve the user, verify the ingress host, and check application connection counts. The result of this query on approval is the name of the user group.</text:span></text:p>
      <text:p text:style-name="P32"><text:span text:style-name="T15">The next step is the </text:span><text:span text:style-name="T9">policy lookup(usergroup)</text:span><text:span text:style-name="T15"> where the user group name is presented and the policy engine returns the Resource Limit setting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2-16T13:21:19.793035996</dc:date>
    <dc:creator>Chuck Rolke</dc:creator>
    <meta:editing-duration>PT2H33M42S</meta:editing-duration>
    <meta:editing-cycles>18</meta:editing-cycles>
    <meta:generator>LibreOffice/4.3.7.2$Linux_X86_64 LibreOffice_project/430$Build-2</meta:generator>
    <meta:document-statistic meta:table-count="3" meta:image-count="0" meta:object-count="0" meta:page-count="9" meta:paragraph-count="123" meta:word-count="1291" meta:character-count="8513" meta:non-whitespace-character-count="7269"/>
  </office:meta>
</office:document-meta>
</file>